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3.0278in" table:align="margins"/>
    </style:style>
    <style:style style:name="Tabelle1.A" style:family="table-column">
      <style:table-column-properties style:column-width="3.2569in" style:rel-column-width="16384*"/>
    </style:style>
    <style:style style:name="Tabelle1.B" style:family="table-column">
      <style:table-column-properties style:column-width="3.2569in" style:rel-column-width="16383*"/>
    </style:style>
    <style:style style:name="Tabelle1.A1" style:family="table-cell">
      <style:table-cell-properties fo:background-color="#666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D1" style:family="table-cell">
      <style:table-cell-properties fo:background-color="#6666ff" fo:padding="0.0382in" fo:border="0.0007in solid #000000">
        <style:background-image/>
      </style:table-cell-properties>
    </style:style>
    <style:style style:name="Tabelle1.A2" style:family="table-cell">
      <style:table-cell-properties fo:background-color="#1c1c1c" fo:padding="0.0382in" fo:border-left="0.0007in solid #000000" fo:border-right="none" fo:border-top="none" fo:border-bottom="0.0007in solid #000000">
        <style:background-image/>
      </style:table-cell-properties>
    </style:style>
    <style:style style:name="Tabelle1.D2" style:family="table-cell">
      <style:table-cell-properties fo:background-color="#1c1c1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padding="0.0382in" fo:border-left="0.0007in solid #000000" fo:border-right="none" fo:border-top="none" fo:border-bottom="0.0007in solid #000000"/>
    </style:style>
    <style:style style:name="Tabel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.A6" style:family="table-cell">
      <style:table-cell-properties fo:background-color="#333333" fo:padding="0.0382in" fo:border-left="0.0007in solid #000000" fo:border-right="none" fo:border-top="none" fo:border-bottom="0.0007in solid #000000">
        <style:background-image/>
      </style:table-cell-properties>
    </style:style>
    <style:style style:name="Tabelle1.D6" style:family="table-cell">
      <style:table-cell-properties fo:background-color="#33333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background-color="#6666ff"/>
    </style:style>
    <style:style style:name="P2" style:family="paragraph" style:parent-style-name="Table_20_Contents">
      <style:text-properties fo:color="#009933"/>
    </style:style>
    <style:style style:name="P3" style:family="paragraph" style:parent-style-name="Table_20_Contents">
      <style:text-properties fo:color="#ff3333"/>
    </style:style>
    <style:style style:name="P4" style:family="paragraph" style:parent-style-name="Table_20_Contents">
      <style:text-properties fo:color="#ff0000"/>
    </style:style>
    <style:style style:name="P5" style:family="paragraph" style:parent-style-name="Table_20_Contents">
      <style:text-properties fo:color="#579d1c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3333ff"/>
    </style:style>
    <style:style style:name="P8" style:family="paragraph" style:parent-style-name="Table_20_Contents">
      <style:text-properties fo:color="#009900"/>
    </style:style>
    <style:style style:name="P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6a8759" style:font-name="Menlo" fo:font-size="9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009933"/>
    </style:style>
    <style:style style:name="P12" style:family="paragraph" style:parent-style-name="Table_20_Contents">
      <style:text-properties fo:color="#ff0066"/>
    </style:style>
    <style:style style:name="P13" style:family="paragraph" style:parent-style-name="Table_20_Contents">
      <style:text-properties fo:color="#ff0000"/>
    </style:style>
    <style:style style:name="P14" style:family="paragraph" style:parent-style-name="Table_20_Contents">
      <style:text-properties fo:color="#0000ff"/>
    </style:style>
    <style:style style:name="P15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1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6a8759" style:font-name="Menlo" fo:font-size="9pt"/>
    </style:style>
    <style:style style:name="P17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Menlo" fo:font-size="9pt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9" style:family="paragraph" style:parent-style-name="Preformatted_20_Text">
      <style:paragraph-properties fo:background-color="#2b2b2b">
        <style:background-image/>
      </style:paragraph-properties>
      <style:text-properties fo:color="#a9b7c6" style:font-name="Menlo" fo:font-size="9pt"/>
    </style:style>
    <style:style style:name="T1" style:family="text">
      <style:text-properties fo:color="#6a8759" style:font-name="Menlo" fo:font-size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Menlo" fo:font-size="9pt"/>
    </style:style>
    <style:style style:name="T5" style:family="text">
      <style:text-properties fo:color="#808080"/>
    </style:style>
    <style:style style:name="T6" style:family="text">
      <style:text-properties style:font-name="Menlo" fo:font-size="9pt"/>
    </style:style>
    <style:style style:name="T7" style:family="text">
      <style:text-properties fo:color="#9876aa" style:font-name="Menl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s AddressRegister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row>
          <table:table-cell table:style-name="Tabelle1.A1" office:value-type="string">
            <text:p text:style-name="P1">Queue</text:p>
          </table:table-cell>
          <table:table-cell table:style-name="Tabelle1.A1" office:value-type="string">
            <text:p text:style-name="P1">Bugs</text:p>
          </table:table-cell>
          <table:table-cell table:style-name="Tabelle1.A1" office:value-type="string">
            <text:p text:style-name="P1">Work in Progress</text:p>
          </table:table-cell>
          <table:table-cell table:style-name="Tabelle1.D1" office:value-type="string">
            <text:p text:style-name="P1">Done</text:p>
          </table:table-cell>
        </table:table-row>
        <table:table-row>
          <table:table-cell table:style-name="Tabelle1.A2" office:value-type="string">
            <text:p text:style-name="P9">"(2) Alles anzeigen"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P2">Eingabe der Daten</text:p>
          </table:table-cell>
        </table:table-row>
        <table:table-row>
          <table:table-cell table:style-name="Tabelle1.A3" office:value-type="string">
            <text:p text:style-name="Table_20_Contents">Ausgabe der Daten</text:p>
            <text:p text:style-name="Table_20_Contents"/>
            <text:p text:style-name="Table_20_Contents">- diese Option mehrfach hintereinander aufrufen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P4">Ausgabe doppelt - das, was aktuell in Liste vorhanden ist, wird angehängt an aktuelle List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>Yes -&gt; Done</text:p>
          </table:table-cell>
          <table:table-cell table:style-name="Tabelle1.D3" office:value-type="string">
            <text:p text:style-name="P2"/>
            <text:p text:style-name="P2"/>
            <text:p text:style-name="P2"/>
            <text:p text:style-name="P2">Ausgabe nicht meht doppelt - der String address wurde jedes Mal erweitert. Wird nun jedes Mal am Anfang auf "" gesetzt.</text:p>
          </table:table-cell>
        </table:table-row>
        <table:table-row>
          <table:table-cell table:style-name="Tabelle1.A3" office:value-type="string">
            <text:p text:style-name="Table_20_Contents">- diese Option aufrufen, wenn noch kein Eintrag vorhanden ist</text:p>
          </table:table-cell>
          <table:table-cell table:style-name="Tabelle1.A3" office:value-type="string">
            <text:p text:style-name="P4">NullPointerException</text:p>
          </table:table-cell>
          <table:table-cell table:style-name="Tabelle1.A3" office:value-type="string">
            <text:p text:style-name="P6">Idee: Exception abfangen oder Map vorinitialisieren????</text:p>
          </table:table-cell>
          <table:table-cell table:style-name="Tabelle1.D3" office:value-type="string">
            <text:p text:style-name="P2"/>
          </table:table-cell>
        </table:table-row>
        <table:table-row>
          <table:table-cell table:style-name="Tabelle1.A3" office:value-type="string">
            <text:p text:style-name="Table_20_Contents">Suche von Daten - Case Sensitive</text:p>
            <text:p text:style-name="P9">"(3) Suche nach Vorname starten"</text:p>
            <text:p text:style-name="Table_20_Contents">Test-Cases:</text:p>
            <text:p text:style-name="Table_20_Contents">- 1. falsche Sucheingabe (Punkt (3)): etwas, was nicht Case Sensitive ist oder nicht in der Liste steht</text:p>
            <text:p text:style-name="Table_20_Contents"/>
            <text:p text:style-name="Table_20_Contents">- 1. falsche Sucheingabe (etwas, was nicht Case Sensitive ist oder nicht in der Liste steht)</text:p>
            <text:p text:style-name="Table_20_Contents">- 2. richtige Sucheingabe (existierender Eintrag)</text:p>
            <text:p text:style-name="Table_20_Contents">3. falsche Sucheingabe (etwas, was nicht Case Sensitive ist oder nicht in der Liste steht)</text:p>
            <text:p text:style-name="Table_20_Contents"/>
            <text:p text:style-name="Table_20_Contents"/>
            <text:p text:style-name="Table_20_Contents"/>
            <text:p text:style-name="Table_20_Contents">- 1. zuerst Ausgabe der gesamten Liste</text:p>
            <text:p text:style-name="Table_20_Contents">- 2. falsche Sucheingabe</text:p>
            <text:p text:style-name="Table_20_Contents"/>
            <text:p text:style-name="Table_20_Contents"/>
            <text:p text:style-name="Table_20_Contents"/>
            <text:p text:style-name="Table_20_Contents">1. richtige Sucheingabe (Case Sensitive, existierender Eintrag)</text:p>
            <text:p text:style-name="Table_20_Contents"/>
            <text:p text:style-name="Table_20_Contents">- 1. zuerst Ausgabe der gesamten Liste</text:p>
            <text:p text:style-name="Table_20_Contents">- 2. richtige Sucheingab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3">Ausgabe: null</text:p>
            <text:p text:style-name="P3"/>
            <text:p text:style-name="P3"/>
            <text:p text:style-name="P3"/>
            <text:p text:style-name="P3"/>
            <text:p text:style-name="P3">Ausgabe: Ausgabe des letzten Sucheintrags aus Punkt 2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Ausgabe der gesamten Liste</text:p>
            <text:p text:style-name="P3"/>
            <text:p text:style-name="P3"/>
            <text:p text:style-name="P3"/>
            <text:p text:style-name="P3"/>
            <text:p text:style-name="P5"/>
            <text:p text:style-name="P2">richtige Ausgabe</text:p>
            <text:p text:style-name="P2"/>
            <text:p text:style-name="P2"/>
            <text:p text:style-name="P2">richtige Ausgabe</text:p>
          </table:table-cell>
          <table:table-cell table:style-name="Tabelle1.A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>Ausgabe: nichts - address wird auf "" gesetzt -&gt; Ausgabe "Eintrag nicht vorhanden" fehlt</text:p>
            <text:p text:style-name="P6"/>
            <text:p text:style-name="P6"/>
            <text:p text:style-name="P6">Ausgabe: nichts - address wird auf "" gesetzt -&gt; Ausgabe "Eintrag nicht vorhanden" fehl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>Ausgabe: nichts - address wird auf "" gesetzt -&gt; Ausgabe "Eintrag nicht vorhanden" fehl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D3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2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1.A6" office:value-type="string">
            <text:p text:style-name="P9">"(4) Suche nach Nachname starten"</text:p>
          </table:table-cell>
          <table:table-cell table:style-name="Tabelle1.A6" office:value-type="string">
            <text:p text:style-name="Table_20_Contents"/>
          </table:table-cell>
          <table:table-cell table:style-name="Tabelle1.A6" office:value-type="string">
            <text:p text:style-name="Table_20_Contents"/>
          </table:table-cell>
          <table:table-cell table:style-name="Tabelle1.D6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Eingabe eines existierenden Namens</text:p>
          </table:table-cell>
          <table:table-cell table:style-name="Tabelle1.A3" office:value-type="string">
            <text:p text:style-name="P2">richtige Ausgabe</text:p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Eingabe eines nicht existierenden Namens oder verkehrte Groß- und Kleinschreibung</text:p>
          </table:table-cell>
          <table:table-cell table:style-name="Tabelle1.A3" office:value-type="string">
            <text:p text:style-name="P3">NullPointerException</text:p>
          </table:table-cell>
          <table:table-cell table:style-name="Tabelle1.A3" office:value-type="string">
            <text:p text:style-name="P7">addressMap.get(lastName) verursacht die NullPointerException; lastName wird als key verwendet; </text:p>
          </table:table-cell>
          <table:table-cell table:style-name="Tabelle1.D3" office:value-type="string">
            <text:p text:style-name="P8">Prüfung, ob addressMap.get(lastName) gleich null -&gt; Wenn ja, Textausgabe "Eintrag nicht vorhanden"</text:p>
          </table:table-cell>
        </table:table-row>
        <table:table-row>
          <table:table-cell table:style-name="Tabelle1.A2" office:value-type="string">
            <text:p text:style-name="P15"><text:span text:style-name="T1">"(5) Suche nach Vorname starten (Case Insensitive)"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P10">Liste vorhanden:</text:p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Suche eines Vornamens mit Groß- und Kleinschreibung, der existiert</text:p>
          </table:table-cell>
          <table:table-cell table:style-name="Tabelle1.A3" office:value-type="string">
            <text:p text:style-name="P2">richtige Ausgabe</text:p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Suche eines Vornamens ohne Beachtung von Groß- und Kleinschreibung</text:p>
          </table:table-cell>
          <table:table-cell table:style-name="Tabelle1.A3" office:value-type="string">
            <text:p text:style-name="P4">Ausgabe von null</text:p>
          </table:table-cell>
          <table:table-cell table:style-name="Tabelle1.A3" office:value-type="string">
            <text:p text:style-name="P6">Durch das Konvertieren der TreeMap in ein Set <text:s/>(zum Iterieren), geht das Case_insensitive verloren</text:p>
            <text:p text:style-name="P6">1. TreeSet hat auch Case_insensitive, aber ich kann es nicht casten!</text:p>
            <text:p text:style-name="P6">2. TreeMap iterieren?</text:p>
          </table:table-cell>
          <table:table-cell table:style-name="Tabelle1.D3" office:value-type="string">
            <text:p text:style-name="Table_20_Contents">Lösung: den gesuchten Vornamen mit den tatsächlichen Vornamen aus der Liste gleichsetzen - und zwar mit toLowerCase()</text:p>
            <text:p text:style-name="Table_20_Contents"/>
            <text:p text:style-name="P19"><text:span text:style-name="T3">if</text:span>(mentry.getValue().getPrename().toLowerCase().equals(prename.toLowerCase())) {</text:p>
            <text:p text:style-name="P18"><text:span text:style-name="T5"><text:s text:c="2"/></text:span><text:span text:style-name="T7">address </text:span><text:span text:style-name="T6">= mentry.getValue().toString()</text:span><text:span text:style-name="T4">;</text:span></text:p>
            <text:p text:style-name="P17">}</text:p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Suche eines Nachnamens (Punkt 6))</text:p>
            <text:p text:style-name="Table_20_Contents">2. Suche eines Vornamens mit Case Sensitive</text:p>
          </table:table-cell>
          <table:table-cell table:style-name="Tabelle1.A3" office:value-type="string">
            <text:p text:style-name="P2">1. richtige Ausgabe</text:p>
            <text:p text:style-name="P2">2. es wird die richtige Adresse für den Vornamen gefunden</text:p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1. Suche eines Nachnamens (Punkt 6))</text:p>
            <text:p text:style-name="Table_20_Contents">2. Suche eines Vornamens <text:span text:style-name="T2">ohne</text:span> Case Sensitive</text:p>
          </table:table-cell>
          <table:table-cell table:style-name="Tabelle1.A3" office:value-type="string">
            <text:p text:style-name="P2">1. richtige Ausgabe</text:p>
            <text:p text:style-name="P12">2. es wird die Adresse ausgegeben, die durch den Nachnamen gefunden wurde, egal wie der Suchbegriff für den Vornamen ist</text:p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6T11:05:54</meta:creation-date>
    <dc:date>2017-01-17T16:22:29</dc:date>
    <meta:editing-duration>PT7H46M35S</meta:editing-duration>
    <meta:editing-cycles>50</meta:editing-cycles>
    <meta:generator>OpenOffice/4.1.3$Unix OpenOffice.org_project/413m1$Build-9783</meta:generator>
    <meta:document-statistic meta:table-count="1" meta:image-count="0" meta:object-count="0" meta:page-count="1" meta:paragraph-count="63" meta:word-count="427" meta:character-count="2913"/>
  </office:meta>
</office:document-meta>
</file>